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oinformatics for NGS – Exercise Sheet 5</text:span></text:p>
      <text:p text:style-name="Standard"/>
      <text:p text:style-name="Standard"><text:span text:style-name="T2">Task 5:</text:span></text:p>
      <text:p text:style-name="Standard"/>
      <text:p text:style-name="Standard">5 miRNA precursors from miRBase followed by the RNAfold links <text:bookmark-start text:name="__DdeLink__80_1023245834"/>(randomly chosen)<text:bookmark-end text:name="__DdeLink__80_1023245834"/>:</text:p>
      <text:p text:style-name="Standard"/>
      <text:p text:style-name="Standard">1.</text:p>
      <text:p text:style-name="Standard"><text:a xlink:type="simple" xlink:href="http://www.mirbase.org/cgi-bin/mirna_entry.pl?acc=MI0000266"><text:span text:style-name="Visited_20_Internet_20_Link">http://www.mirbase.org/cgi-bin/mirna_entry.pl?acc=MI0000266</text:span></text:a> hsa-mir-10a</text:p>
      <text:p text:style-name="Standard"><text:a xlink:type="simple" xlink:href="http://rna.tbi.univie.ac.at/cgi-bin/RNAfold.cgi?PAGE=3&amp;ID=q7v0XUZuh5"><text:span text:style-name="Visited_20_Internet_20_Link">http://rna.tbi.univie.ac.at/cgi-bin/RNAfold.cgi?PAGE=3&amp;ID=q7v0XUZuh5</text:span></text:a></text:p>
      <text:p text:style-name="Standard">2.</text:p>
      <text:p text:style-name="Standard"><text:a xlink:type="simple" xlink:href="http://www.mirbase.org/cgi-bin/mirna_entry.pl?acc=MI0000069"><text:span text:style-name="Visited_20_Internet_20_Link">http://www.mirbase.org/cgi-bin/mirna_entry.pl?acc=MI0000069</text:span></text:a> hsa-mir-15a</text:p>
      <text:p text:style-name="Standard"><text:a xlink:type="simple" xlink:href="http://rna.tbi.univie.ac.at/cgi-bin/RNAfold.cgi?PAGE=3&amp;ID=YWc0JC8vxm"><text:span text:style-name="Visited_20_Internet_20_Link">http://rna.tbi.univie.ac.at/cgi-bin/RNAfold.cgi?PAGE=3&amp;ID=YWc0JC8vxm</text:span></text:a></text:p>
      <text:p text:style-name="Standard">3.</text:p>
      <text:p text:style-name="Standard"><text:a xlink:type="simple" xlink:href="http://www.mirbase.org/cgi-bin/mirna_entry.pl?acc=MI0000089"><text:span text:style-name="Visited_20_Internet_20_Link">http://www.mirbase.org/cgi-bin/mirna_entry.pl?acc=MI0000089</text:span></text:a> hsa-mir-31</text:p>
      <text:p text:style-name="Standard"><text:a xlink:type="simple" xlink:href="http://rna.tbi.univie.ac.at/cgi-bin/RNAfold.cgi?PAGE=3&amp;ID=wQLSp6OEpr"><text:span text:style-name="Visited_20_Internet_20_Link">http://rna.tbi.univie.ac.at/cgi-bin/RNAfold.cgi?PAGE=3&amp;ID=wQLSp6OEpr</text:span></text:a></text:p>
      <text:p text:style-name="Standard">4.</text:p>
      <text:p text:style-name="Standard"><text:a xlink:type="simple" xlink:href="http://www.mirbase.org/cgi-bin/mirna_entry.pl?acc=MI0000483"><text:span text:style-name="Visited_20_Internet_20_Link">http://www.mirbase.org/cgi-bin/mirna_entry.pl?acc=MI0000483</text:span></text:a> hsa-mir-186</text:p>
      <text:p text:style-name="Standard"><text:a xlink:type="simple" xlink:href="http://rna.tbi.univie.ac.at/cgi-bin/RNAfold.cgi?PAGE=3&amp;ID=PTpFY_IxnB"><text:span text:style-name="Visited_20_Internet_20_Link">http://rna.tbi.univie.ac.at/cgi-bin/RNAfold.cgi?PAGE=3&amp;ID=PTpFY_IxnB</text:span></text:a></text:p>
      <text:p text:style-name="Standard">5.</text:p>
      <text:p text:style-name="Standard"><text:a xlink:type="simple" xlink:href="http://www.mirbase.org/cgi-bin/mirna_entry.pl?acc=MI0000102"><text:span text:style-name="Visited_20_Internet_20_Link">http://www.mirbase.org/cgi-bin/mirna_entry.pl?acc=MI0000102</text:span></text:a> hsa-mir-100</text:p>
      <text:p text:style-name="Standard"><text:a xlink:type="simple" xlink:href="http://rna.tbi.univie.ac.at/cgi-bin/RNAfold.cgi?PAGE=3&amp;ID=1KgMABmmv2"><text:span text:style-name="Visited_20_Internet_20_Link">http://rna.tbi.univie.ac.at/cgi-bin/RNAfold.cgi?PAGE=3&amp;ID=1KgMABmmv2</text:span></text:a></text:p>
      <text:p text:style-name="Standard"/>
      <text:p text:style-name="Standard"><text:span text:style-name="Internetlink"><text:span text:style-name="T3">5 stretches from the human genome (hg38, randomly chosen):</text:span></text:span></text:p>
      <text:p text:style-name="Standard"/>
      <text:p text:style-name="Standard">1.</text:p>
      <text:p text:style-name="Standard">Chr. 1 unplaced bases(no pos. available)</text:p>
      <text:p text:style-name="Standard">DNA:</text:p>
      <text:p text:style-name="Standard">GAATTCAGCTGAGAAGAACAGGCAAGGACTTAGGAAATATTCCTTATTTGAAGGGGCCTGAAAGTGTGGTCTGGGGTACAGCAGTGACCTGTCATACTTGAGAGGATTAA</text:p>
      <text:p text:style-name="Standard"/>
      <text:p text:style-name="Standard">RNA-complement:</text:p>
      <text:p text:style-name="Standard">CUUAAGUCGACUCUUCUUGUCCGUUCCUGAAUCCUUUAUAAGGAAUAAACUUCCCCGGACUUUCACACCAGACCCCAUGUCGUCACUGGACAGUAUGAACUCUCCUAAUU</text:p>
      <text:p text:style-name="Standard"><text:a xlink:type="simple" xlink:href="http://rna.tbi.univie.ac.at/cgi-bin/RNAfold.cgi?PAGE=3&amp;ID=mrJOd0vFgi"/></text:p>
      <text:p text:style-name="Standard"><text:a xlink:type="simple" xlink:href="http://rna.tbi.univie.ac.at/cgi-bin/RNAfold.cgi?PAGE=3&amp;ID=mrJOd0vFgi"><text:span text:style-name="Internet_20_link"><text:span text:style-name="T4">http://rna.tbi.univie.ac.at/cgi-bin/RNAfold.cgi?PAGE=3&amp;ID=mrJOd0vFgi</text:span></text:span></text:a></text:p>
      <text:p text:style-name="Standard"/>
      <text:p text:style-name="Standard">2.</text:p>
      <text:p text:style-name="Standard">Chr. 2 pos. 755-838</text:p>
      <text:p text:style-name="Standard">DNA:</text:p>
      <text:p text:style-name="Standard">GTTTACTGCCCACGCTTATCCGCCTAGTGAAACAAGCTAGAACAAAGAGAAAATCACTCTCAAAAGGAAACTTGCCGTTTTGA</text:p>
      <text:p text:style-name="Standard"/>
      <text:p text:style-name="Standard"><text:span text:style-name="T5">RNA-complement:</text:span></text:p>
      <text:p text:style-name="P3"><text:span text:style-name="T5">CAAAUGACGGGUGCGAAUAGGCGGAUCACUUUGUUCGAUCUUGUUUCUCUUUUAGUGAGAGUUUUCCUUUGAACGGCAAAACU</text:span></text:p>
      <text:p text:style-name="P3"><text:a xlink:type="simple" xlink:href="http://rna.tbi.univie.ac.at/cgi-bin/RNAfold.cgi?PAGE=3&amp;ID=IoeJW75ex7"><text:span text:style-name="Internet_20_link"><text:span text:style-name="T5">http://rna.tbi.univie.ac.at/cgi-bin/RNAfold.cgi?PAGE=3&amp;ID=IoeJW75ex7</text:span></text:span></text:a></text:p>
      <text:p text:style-name="Standard"/>
      <text:p text:style-name="Standard"/>
      <text:p text:style-name="Standard"/>
      <text:p text:style-name="Standard"/>
      <text:p text:style-name="Standard"><text:soft-page-break/><text:span text:style-name="T5">3.</text:span></text:p>
      <text:p text:style-name="Standard">Chr. 3 pos. 100-171</text:p>
      <text:p text:style-name="Standard">DNA:</text:p>
      <text:p text:style-name="Standard">GGCCAGGGAGACCAGAGACCATGTTGCCTTTGGAAGTGAGAGAAACTCTG</text:p>
      <text:p text:style-name="Standard">AGGAAATCCATGGTAAATCCT</text:p>
      <text:p text:style-name="Standard"/>
      <text:p text:style-name="Standard">RNA-complement:</text:p>
      <text:p text:style-name="Standard">CCGGUCCCUCUGGUCUCUGGUACAACGGAAACCUUCACUCUCUUUGAGACUCCUUUAGGUACCAUUUAGGA</text:p>
      <text:p text:style-name="Standard"/>
      <text:p text:style-name="Standard"><text:a xlink:type="simple" xlink:href="http://rna.tbi.univie.ac.at/cgi-bin/RNAfold.cgi?PAGE=3&amp;ID=a5jeuFNF0X"><text:span text:style-name="Internet_20_link">http://rna.tbi.univie.ac.at/cgi-bin/RNAfold.cgi?PAGE=3&amp;ID=a5jeuFNF0X</text:span></text:a></text:p>
      <text:p text:style-name="Standard"/>
      <text:p text:style-name="Standard">4.</text:p>
      <text:p text:style-name="Standard">Chr. 4 pos. 13672-13755</text:p>
      <text:p text:style-name="Standard">DNA:</text:p>
      <text:p text:style-name="Standard">TCCTGAATTTTTTTCACTTTTAAAACTGCAGGATTGTGAGGGTTGTTT</text:p>
      <text:p text:style-name="Standard">TTAATTTTTTAATTTTTTTCCAATAATTTGAAATCAAA</text:p>
      <text:p text:style-name="Standard"/>
      <text:p text:style-name="Standard">RNA-complement:</text:p>
      <text:p text:style-name="Standard"/>
      <text:p text:style-name="Standard">AGGACUUAAAAAAAGUGAAAAUUUUGACGUCCUAACACUCCCAACAAAAAUUAAAAAAUUAAAAAAAGGUUAUUAAACUUUAGUUU</text:p>
      <text:p text:style-name="Standard"/>
      <text:p text:style-name="Standard"><text:a xlink:type="simple" xlink:href="http://rna.tbi.univie.ac.at/cgi-bin/RNAfold.cgi?PAGE=3&amp;ID=0Aifw7uPBO"><text:span text:style-name="Internet_20_link">http://rna.tbi.univie.ac.at/cgi-bin/RNAfold.cgi?PAGE=3&amp;ID=0Aifw7uPBO</text:span></text:a></text:p>
      <text:p text:style-name="Standard"/>
      <text:p text:style-name="Standard">5.</text:p>
      <text:p text:style-name="Standard">Chr. 17 pos. 11400-11480</text:p>
      <text:p text:style-name="Standard">DNA:</text:p>
      <text:p text:style-name="Standard">GGAGCCAATTGCCCATCAGTTCTCTAGGACAGTGCTGAAGAGTGAGTAAA</text:p>
      <text:p text:style-name="Standard"><text:bookmark text:name="__DdeLink__85_1525425894"/>TCAGTGAAGGAATGCTATCCTTGGATCATT</text:p>
      <text:p text:style-name="Standard"/>
      <text:p text:style-name="Standard">RNA-complement:</text:p>
      <text:p text:style-name="Standard">CCUCGGUUAACGGGUAGUCAAGAGAUCCUGUCACGACUUCUCACUCAUUUAGUCACUUCCUUACGAUAGGAACCUAGUAA</text:p>
      <text:p text:style-name="Standard"/>
      <text:p text:style-name="Standard"><text:a xlink:type="simple" xlink:href="http://rna.tbi.univie.ac.at/cgi-bin/RNAfold.cgi?PAGE=3&amp;ID=4MQbOQn0Kz"><text:span text:style-name="Internet_20_link">http://rna.tbi.univie.ac.at/cgi-bin/RNAfold.cgi?PAGE=3&amp;ID=4MQbOQn0Kz</text:span></text:a></text:p>
      <text:p text:style-name="Standard"/>
      <text:p text:style-name="Standard"/>
      <text:p text:style-name="Standard"><text:span text:style-name="T2">Task 7:</text:span></text:p>
      <text:p text:style-name="Standard">Filled text:</text:p>
      <text:p text:style-name="Standard"/>
      <text:p text:style-name="Standard">For GSEA a <text:span text:style-name="T1">running sum</text:span> statistic has to be computed for each <text:span text:style-name="T1">Category C</text:span>, representing whether the genes of C are accumulated: on top of the <text:span text:style-name="T1">sorted</text:span> list, on <text:span text:style-name="T1">bottom</text:span> of the sorted list or if they are <text:span text:style-name="T1">randomly</text:span> distributed. Given a set of m genes of which l belong to C, the sorted list is processed from <text:span text:style-name="T1">top to bottom</text:span>. Whenever a gene of C is found, the running sum is <text:span text:style-name="T1">increased</text:span> by a certain amount, otherwise it is <text:span text:style-name="T1">decreased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Task 2:</text:p>
      <text:p text:style-name="Standard">We used the sorted bam file of the alignment.</text:p>
      <text:p text:style-name="Standard">a)</text:p>
      <text:p text:style-name="Standard">samtools mpileup -uf E.Coli.fa aln-sorted.bam &gt; var.raw.bcf</text:p>
      <text:p text:style-name="Standard">bcftools view var.raw.bcf |vcfutils.pl varFilter -D100 &gt; var.vcf</text:p>
      <text:p text:style-name="Standard"/>
      <text:p text:style-name="Standard"/>
      <text:p text:style-name="Standard">b)</text:p>
      <text:p text:style-name="Standard">java -jar GenomeAnalysisTK.jar -T UnifiedGenotyper -R E.Coli.fa -I aln-sorted.bam --dbsnp dbSNP.vcf -o gatkvar.vcf -stand_call_conf [50.0] -stand_emit_conf 10.0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Überschrift_20_1" style:display-name="Überschrift 1" style:family="paragraph" style:default-outline-level="">
      <style:paragraph-properties fo:margin-top="0.1665in" fo:margin-bottom="0.0835in"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8pt" fo:language="de" fo:country="DE" fo:font-weight="bold" style:font-name-asian="SimSun" style:font-size-asian="18pt" style:language-asian="zh" style:country-asian="CN" style:font-weight-asian="bold" style:font-name-complex="Mangal" style:font-size-complex="18pt" style:language-complex="hi" style:country-complex="IN" style:font-weight-complex="bold" fo:hyphenate="false" fo:hyphenation-remain-char-count="2" fo:hyphenation-push-char-count="2"/>
    </style:style>
    <style:style style:name="Überschrift_20_2" style:display-name="Überschrift 2" style:family="paragraph" style:default-outline-level="">
      <style:paragraph-properties fo:margin-top="0.139in" fo:margin-bottom="0.0835in"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6pt" fo:language="de" fo:country="DE" fo:font-weight="bold" style:font-name-asian="SimSun" style:font-size-asian="16pt" style:language-asian="zh" style:country-asian="CN" style:font-weight-asian="bold" style:font-name-complex="Mangal" style:font-size-complex="16pt" style:language-complex="hi" style:country-complex="IN" style:font-weight-complex="bold" fo:hyphenate="false" fo:hyphenation-remain-char-count="2" fo:hyphenation-push-char-count="2"/>
    </style:style>
    <style:style style:name="Überschrift_20_3" style:display-name="Überschrift 3" style:family="paragraph" style:default-outline-level="">
      <style:paragraph-properties fo:margin-top="0.0972in" fo:margin-bottom="0.0835in"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4pt" fo:language="de" fo:country="DE" fo:font-weight="bold" style:font-name-asian="SimSun" style:font-size-asian="14pt" style:language-asian="zh" style:country-asian="CN" style:font-weight-asian="bold" style:font-name-complex="Mangal" style:font-size-complex="14pt" style:language-complex="hi" style:country-complex="IN" style:font-weight-complex="bold" fo:hyphenate="false" fo:hyphenation-remain-char-count="2" fo:hyphenation-push-char-count="2"/>
    </style:style>
    <style:style style:name="Überschrift" style:family="paragraph" style:parent-style-name="Standard" style:default-outline-level="">
      <style:paragraph-properties fo:margin-top="0.1665in" fo:margin-bottom="0.0835in" fo:keep-with-next="always"/>
      <style:text-properties style:font-name="Liberation Sans1" fo:font-size="14pt" style:font-name-asian="Microsoft YaHei" style:font-size-asian="14pt" style:font-name-complex="Mangal" style:font-size-complex="14pt"/>
    </style:style>
    <style:style style:name="Textkörper" style:family="paragraph" style:parent-style-name="Standard" style:default-outline-level="">
      <style:paragraph-properties fo:margin-top="0in" fo:margin-bottom="0.0972in" fo:line-height="120%"/>
    </style:style>
    <style:style style:name="Liste" style:family="paragraph" style:parent-style-name="Textkörper" style:default-outline-level="">
      <style:text-properties style:font-name-complex="Mangal"/>
    </style:style>
    <style:style style:name="Beschriftung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Quotations" style:family="paragraph" style:parent-style-name="Standard" style:default-outline-level="" style:class="html">
      <style:paragraph-properties fo:margin="100%" fo:margin-left="0.3937in" fo:margin-right="0.3937in" fo:margin-top="0in" fo:margin-bottom="0.1965in" fo:text-indent="0in" style:auto-text-indent="false"/>
    </style:style>
    <style:style style:name="Titel" style:family="paragraph" style:parent-style-name="Überschrift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ntertitel" style:family="paragraph" style:parent-style-name="Überschrift" style:default-outline-level="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Internet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16:18:07</meta:creation-date>
    <dc:language>de</dc:language>
    <dc:date>2015-12-24T16:46:12</dc:date>
    <meta:editing-cycles>2</meta:editing-cycles>
    <meta:editing-duration>PT12S</meta:editing-duration>
    <meta:generator>LibreOffice/3.5$Linux_X86_64 LibreOffice_project/350m1$Build-2</meta:generator>
    <meta:document-statistic meta:table-count="0" meta:image-count="0" meta:object-count="0" meta:page-count="3" meta:paragraph-count="67" meta:word-count="236" meta:character-count="3103" meta:non-whitespace-character-count="2932"/>
  </office:meta>
</office:document-meta>
</file>